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Paragraph">
      <style:paragraph-properties fo:margin-left="0.75cm" fo:text-indent="-0.499cm" style:auto-text-indent="false"/>
    </style:style>
    <style:style style:name="P3" style:family="paragraph" style:parent-style-name="List_20_1" style:list-style-name="WWNum1">
      <style:paragraph-properties fo:margin-left="0.762cm" fo:text-indent="-0.381cm" style:auto-text-indent="false"/>
    </style:style>
    <style:style style:name="P4" style:family="paragraph" style:parent-style-name="List_20_Paragraph">
      <style:paragraph-properties fo:margin-left="1.27cm" fo:text-indent="-0.381cm" style:auto-text-indent="false"/>
    </style:style>
    <style:style style:name="P5" style:family="paragraph" style:parent-style-name="Heading_20_2">
      <style:paragraph-properties fo:line-height="115%" fo:text-align="start" style:justify-single-word="false" fo:orphans="2" fo:widows="2" fo:hyphenation-ladder-count="no-limit" fo:hyphenation-keep="page" loext:hyphenation-keep-type="column" loext:hyphenation-keep-line="true" style:writing-mode="lr-tb"/>
      <style:text-properties fo:language="en" fo:country="US" officeooo:rsid="000d2896" style:letter-kerning="false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T1" style:family="text">
      <style:text-properties officeooo:rsid="000d28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nPDF Pro - Instrukcja użytkownika</text:p>
      <text:p text:style-name="Standard"/>
      <text:h text:style-name="Heading_20_1" text:outline-level="1">1. Wprowadzenie</text:h>
      <text:p text:style-name="Standard">AnonPDF Pro to narzędzie służące do częściowego lub całkowitego usuwania (tzw. redakcji) wybranych treści w plikach PDF. Umożliwia oznaczanie obszarów w dokumencie, które mają zostać usunięte, a następnie generuje nową kopię pliku PDF z zastosowanymi redakcjami. Dzięki temu możesz łatwo usunąć wrażliwe dane, takie jak dane osobowe czy informacje poufne, przed przekazaniem plików PDF osobom trzecim.</text:p>
      <text:h text:style-name="Heading_20_1" text:outline-level="1">2. Instalacja i uruchomienie</text:h>
      <text:p text:style-name="P2">1. Pobierz i zainstaluj aplikację AnonPDF Pro (w zależności od sposobu dystrybucji może to być instalator MSI/EXE lub pliki binarne).</text:p>
      <text:p text:style-name="P2">2. Upewnij się, że na komputerze jest zainstalowany .NET Framework / .NET Runtime (wersja zależna od projektu).</text:p>
      <text:p text:style-name="P2">3. Uruchom aplikację, np. poprzez skrót na pulpicie, w menu Start lub bezpośrednio przez plik wykonywalny AnonPDFPro.exe</text:p>
      <text:p text:style-name="P2">4. Po uruchomieniu powinno otworzyć się główne okno aplikacji.</text:p>
      <text:h text:style-name="Heading_20_1" text:outline-level="1">3. Interfejs aplikacji</text:h>
      <text:p text:style-name="Standard">Główne okno aplikacji składa się z następujących elementów:</text:p>
      <text:list text:style-name="WWNum1">
        <text:list-item>
          <text:p text:style-name="P3">Górny pasek menu – zawiera opcje do zarządzania projektem i plikami, m.in.:</text:p>
        </text:list-item>
      </text:list>
      <text:p text:style-name="P4">- Plik: umożliwia otwarcie nowego PDF, zapis/otwarcie projektu zaznaczeń redakcyjnych, wyjście z aplikacji.</text:p>
      <text:p text:style-name="P4">- ?: wyświetla instrukcję użytkownika oraz informacje o aplikacji.</text:p>
      <text:list text:continue-numbering="true" text:style-name="WWNum1">
        <text:list-item>
          <text:p text:style-name="P3">Panel boczny / Lista stron – wyświetla listę wszystkich stron załadowanego pliku PDF w formie tekstowej („Strona 1”, „Strona 2”, itd.).</text:p>
        </text:list-item>
        <text:list-item>
          <text:p text:style-name="P3">Główny obszar podglądu – prezentuje aktualnie wybraną stronę PDF, umożliwia rysowanie/wybór obszarów do redakcji.</text:p>
        </text:list-item>
        <text:list-item>
          <text:p text:style-name="P3">Pasek narzędzi – zawiera przyciski do nawigacji po stronach, przybliżania/oddalania, zaznaczania obszarów do zaciemniania:</text:p>
        </text:list-item>
      </text:list>
      <text:p text:style-name="P4">- Nawigacja stron: „Pierwsza”, „Poprzednia”, „Następna”, „Ostatnia”.</text:p>
      <text:p text:style-name="P4">- Nawigacja zaznaczeń: „Pierwsze zaznaczenie”, „Poprzednie zaznaczenie”, „Następne zaznaczenie”, „Ostatnie zaznaczenie”.</text:p>
      <text:p text:style-name="P4">- Zoom: „Przybliżenie”, „Oddalenie”, „Min (najmniejsze)”, „Max (największe)”.</text:p>
      <text:list text:continue-numbering="true" text:style-name="WWNum1">
        <text:list-item>
          <text:p text:style-name="P3">Pole tekstowe zmiany strony <text:s/>– służy do szybkiego przejścia do wybranej strony, wprowadzając jej numer.</text:p>
        </text:list-item>
        <text:list-item>
          <text:p text:style-name="P3">Grupa narzędzi redakcji:</text:p>
        </text:list-item>
      </text:list>
      <text:p text:style-name="P4"><text:soft-page-break/>- Tryb markera – pozwala zaznaczać poziome obszary (np. wąskie pasy do usuwania pojedynczych linii tekstu).</text:p>
      <text:p text:style-name="P4">- Tryb prostokąta – pozwala zaznaczać dowolny obszar w formie prostokąta.</text:p>
      <text:p text:style-name="P4">- Przycisk „Wyczyść bieżącą stronę” – usuwa wszystkie zaznaczenia z aktualnie wyświetlanej strony.</text:p>
      <text:p text:style-name="P4">- Przycisk „Wyczyść wszystkie strony” – usuwa wszystkie zaznaczenia we wszystkich stronach dokumentu.</text:p>
      <text:list text:continue-numbering="true" text:style-name="WWNum1">
        <text:list-item>
          <text:p text:style-name="P3">Przyciski zapisu/odczytu projektu i generowania PDF:</text:p>
        </text:list-item>
      </text:list>
      <text:p text:style-name="P4">- Otwórz projekt – wczytuje plik projektu .app z zapisanymi obszarami redakcji.</text:p>
      <text:p text:style-name="P4">- Otwórz ostatni PDF i projekt – wczytuje plik ostatnio opracowywany plik PDF i plik projektu .app</text:p>
      <text:p text:style-name="P4">- Zapisz projekt <text:s/>– zapisuje bieżące zaznaczenia do aktualnego projektu .app</text:p>
      <text:p text:style-name="P4">- Zapisz projekt jako – umożliwia wybranie nazwy i lokalizacji dla nowego pliku projektu .app</text:p>
      <text:p text:style-name="P4">- Zapisz plik PDF (anonimizacja) – generuje nowy plik PDF z usuniętymi obszarami.</text:p>
      <text:h text:style-name="Heading_20_1" text:outline-level="1">4. Pierwsze kroki</text:h>
      <text:h text:style-name="Heading_20_2" text:outline-level="2">4.1 Otwórz plik PDF</text:h>
      <text:p text:style-name="Standard">Wybierz z paska menu pozycję Plik → Otwórz plik PDF (lub przycisk „Wybierz plik PDF”), a następnie wskaż docelowy dokument w formacie PDF.</text:p>
      <text:h text:style-name="Heading_20_2" text:outline-level="2">4.2 Przeglądanie stron</text:h>
      <text:p text:style-name="Standard">Użyj listy stron z lewej strony okna (lub przycisków „Następna”, „Poprzednia” itp.), aby wybrać stronę do edycji.</text:p>
      <text:h text:style-name="Heading_20_2" text:outline-level="2">4.3 Wyszukiwanie</text:h>
      <text:p text:style-name="Standard">Aby wyszukać w dokumencie:</text:p>
      <text:p text:style-name="P2">1. W lewym panelu wpisz wyszukiwany tekst i naciśnij ENTER, następnie użyj przycisków nawigacyjnych aby poruszać się po wynikach wyszukiwania</text:p>
      <text:p text:style-name="P2">2. Użyj przycisków nawigacyjnych, aby poruszać się po wynikach wyszukiwania.</text:p>
      <text:p text:style-name="P2">3. Użyj przycisku „PESEL, KW ?” aby sprawdzić dokument czy zawiera identyfikatory PESEL, numer Księgi Wieczystej lub numer dowodu osobistego</text:p>
      <text:p text:style-name="P2">4. Aby usunąć wynik wyszukiwania kliknij przycisk „X”</text:p>
      <text:h text:style-name="Heading_20_2" text:outline-level="2">4.4 Zaznaczanie obszarów do redakcji</text:h>
      <text:p text:style-name="Standard">Aby utworzyć obszar redakcji:</text:p>
      <text:p text:style-name="P2">1. Wybierz tryb markera lub prostokąta</text:p>
      <text:p text:style-name="P2">2. Naciśnij i przytrzymaj lewy przycisk myszy na podglądzie strony w miejscu, gdzie chcesz zaznaczyć zawartość.</text:p>
      <text:p text:style-name="P2">3. W przypadku „markera” rysujesz poziomy pas, a w przypadku „box” (prostokąt) – pełen obszar o dowolnym kształcie prostokątnym.</text:p>
      <text:p text:style-name="P2"><text:soft-page-break/>4. Gdy w trybie „markera naciśniesz przycisk CTRL to również narysujesz prostokąt o dowolnym kształcie.</text:p>
      <text:p text:style-name="P2">5. Zwolnij przycisk myszy, aby zatwierdzić zaznaczenie.</text:p>
      <text:p text:style-name="P2">6. Aby usunąć istniejące zaznaczenie (np. przypadkowo dodane), kliknij prawym przyciskiem myszy w jego obszarze.</text:p>
      <text:h text:style-name="Heading_20_2" text:outline-level="2">4.5 Podgląd po zmianach</text:h>
      <text:p text:style-name="Standard">Po wprowadzeniu zaznaczenia po 2 sekundach tekst który będzie usunięty zostanie zaznaczony w kolorze szarym.</text:p>
      <text:h text:style-name="Heading_20_2" text:outline-level="2">4.6 Zapisywanie projektu</text:h>
      <text:p text:style-name="Standard">Jeśli chcesz zapisać stan zaznaczeń do późniejszej edycji, wybierz Zapisz projekt lub Zapisz projekt jako i wskaż lokalizację pliku .app. Dzięki temu po ponownym otwarciu dokumentu PDF i projektu .app możesz kontynuować nanoszenie kolejnych poprawek.</text:p>
      <text:h text:style-name="Heading_20_2" text:outline-level="2">4.7 Anonimizacja PDF</text:h>
      <text:p text:style-name="Standard">Po zaznaczeniu odpowiednich obszarów wybierz przycisk Zapisz plik PDF (lub z paska menu Plik → Zapisz plik PDF). Wskaż docelowy plik wynikowy, w którym uwzględnione zostaną zaznaczone obszary. Po zakończeniu procesu aplikacja wygeneruje nowy, zredagowany plik PDF.</text:p>
      <text:h text:style-name="Heading_20_1" text:outline-level="1">5. Zaznaczenia i nawigacja</text:h>
      <text:h text:style-name="Heading_20_2" text:outline-level="2">5.1 Nawigacja stron</text:h>
      <text:p text:style-name="Standard">Użyj przycisków „Pierwsza”, „Poprzednia”, „Następna”, „Ostatnia” lub wpisz numer strony w polu tekstowym i wciśnij Enter.</text:p>
      <text:h text:style-name="Heading_20_2" text:outline-level="2">5.2 Nawigacja zaznaczeń</text:h>
      <text:p text:style-name="Standard">Jeśli w dokumencie jest dużo zaznaczonych obszarów, możesz użyć przycisków „Pierwsze zaznaczenie”, „Poprzednie zaznaczenie”, „Następne zaznaczenie”, „Ostatnie zaznaczenie”, aby szybko przechodzić między stronami zawierającymi obszary do redakcji.</text:p>
      <text:h text:style-name="Heading_20_2" text:outline-level="2">5.3 Zoom i przewijanie</text:h>
      <text:list text:continue-numbering="true" text:style-name="WWNum1">
        <text:list-item>
          <text:p text:style-name="P3">Przybliżanie / Oddalanie: użyj przycisków „+” i „−” lub przycisków „Min / Max”, aby automatycznie ustawić minimalne/maksymalne powiększenie.</text:p>
        </text:list-item>
        <text:list-item>
          <text:p text:style-name="P3">Kółko myszy: przewijanie kółkiem myszy powoduje przesuwanie strony w górę i w dół. Jeśli dojedziesz do górnej/dolnej krawędzi, aplikacja automatycznie przełączy się na poprzednią/następną stronę.</text:p>
        </text:list-item>
        <text:list-item>
          <text:p text:style-name="P3">CTRL + kółko myszy: przytrzymanie CTRL powoduje pomniejszanie i powiększanie strony.</text:p>
        </text:list-item>
      </text:list>
      <text:h text:style-name="Heading_20_1" text:outline-level="1">6. Funkcje dodatkowe</text:h>
      <text:h text:style-name="Heading_20_2" text:outline-level="2">6.1 Czyszczenie zaznaczeń</text:h>
      <text:list text:continue-numbering="true" text:style-name="WWNum1">
        <text:list-item>
          <text:p text:style-name="P3">Wyczyść bieżącą stronę – usuwa wszystkie obszary redakcji z aktualnej strony.</text:p>
        </text:list-item>
        <text:list-item>
          <text:p text:style-name="P3"><text:soft-page-break/>Wyczyść wszystkie strony – usuwa wszystkie obszary redakcji ze wszystkich stron wczytanego pliku PDF.</text:p>
        </text:list-item>
      </text:list>
      <text:h text:style-name="Heading_20_2" text:outline-level="2">6.2 Podpisy</text:h>
      <text:p text:style-name="Standard">Aplikacja udostępnia opcje związane z kwalifikowanymi podpisami elektronicznymi:</text:p>
      <text:list text:continue-numbering="true" text:style-name="WWNum1">
        <text:list-item>
          <text:p text:style-name="P3">Usunięte – usuwa wszystkie podpisy kwalifikowane z dokumentu.</text:p>
        </text:list-item>
        <text:list-item>
          <text:p text:style-name="P3">Oryginalne – pozostawia oryginalne podpisy, jednak z uwagi na zmiany w dokumencie nie będzie można ich zweryfikować.</text:p>
        </text:list-item>
        <text:list-item>
          <text:p text:style-name="P3">Raport – generuje dodatkową stronę w formie listy z informacjami o złożonych podpisach zamiast oryginalnej wizualizacji podpisów.</text:p>
        </text:list-item>
      </text:list>
      <text:h text:style-name="Heading_20_2" text:outline-level="2">6.3 Usuwanie stron</text:h>
      <text:list text:continue-numbering="true" text:style-name="WWNum1">
        <text:list-item>
          <text:p text:style-name="P3">Kliknięcie na ikonce „Kosz 1..n” w lewym panelu umożliwia oznaczenie wybranego zakresu stron do usunięcia lub rezygnacji z usunięcia.</text:p>
        </text:list-item>
        <text:list-item>
          <text:p text:style-name="P3">Kliknięcie na ikonce „Kosz” w lewym panelu umożliwia oznaczenie strony do usunięcia. Ikonka zmienia kolor tła na czarny.</text:p>
        </text:list-item>
      </text:list>
      <text:h text:style-name="Heading_20_2" text:outline-level="2">6.4 Wyróżnienie kolorem</text:h>
      <text:p text:style-name="Standard">Domyślnie w zapisanym pliku PDF usuwane są treści, które znajdują się w obrębie zaznaczenia. W przypadku obrazów, grafik lub skanów obszar usuwany jest wypełniany kolorem białym i jest tej samej wielkości co zaznaczenie.</text:p>
      <text:p text:style-name="Standard">Użycie opcji „Wyróżnienie kolorem” zmienia kolor zaznaczeń w pliku PDF na czarny.</text:p>
      <text:h text:style-name="Heading_20_2" text:outline-level="2">6.5 Podgląd po zapisaniu</text:h>
      <text:p text:style-name="Standard">Włączona opcja „Podgląd po zapisaniu” – umożliwi automatyczne otwieranie zapisanego pliku PDF.</text:p>
      <text:h text:style-name="Heading_20_2" text:outline-level="2">6.6 Wczytywanie projektu</text:h>
      <text:p text:style-name="Standard">Możesz w dowolnym momencie załadować gotowy plik .app z opisem redakcji (np. dostarczony przez inną osobę lub utworzony wcześniej), co zaktualizuje zaznaczenia i przypisane dane w aplikacji.</text:p>
      <text:h text:style-name="Heading_20_2" text:outline-level="2">6.7 Zamykanie aplikacji</text:h>
      <text:p text:style-name="Standard">Podczas zamykania aplikacja może zapytać, czy zapisać zmiany w projekcie ("Zapisz", "Nie zapisuj", "Anuluj").</text:p>
      <text:h text:style-name="Heading_20_2" text:outline-level="2">6.8 <text:span text:style-name="T1">M</text:span>enu <text:span text:style-name="T1">[</text:span>?<text:span text:style-name="T1">] - pomoc </text:span></text:h>
      <text:list text:continue-numbering="true" text:style-name="WWNum1">
        <text:list-item>
          <text:p text:style-name="P3">Menu <text:span text:style-name="T1">[</text:span>?<text:span text:style-name="T1">]</text:span> wyświetla instrukcję użytkownika oraz okno "O aplikacji".</text:p>
        </text:list-item>
        <text:list-item>
          <text:p text:style-name="P3">O aplikacji - wyświetla informacje o wersji, autorze i prawach autorskich.</text:p>
        </text:list-item>
      </text:list>
      <text:h text:style-name="P5" text:outline-level="2">6.9 Skróty klawiszowe i modyfikatory</text:h>
      <text:p text:style-name="Standard">CTRL + A - dodaj strzałkę.</text:p>
      <text:p text:style-name="Standard">CTRL + F - dodaj kształt.</text:p>
      <text:p text:style-name="Standard">CTRL + G - dodaj obraz.</text:p>
      <text:p text:style-name="Standard"><text:soft-page-break/>CTRL + K - dodaj komentarz.</text:p>
      <text:p text:style-name="Standard">CTRL + R - obróć bieżącą stronę.</text:p>
      <text:p text:style-name="Standard">CTRL + C - kopiuj (najpierw aktywny obiekt lub grupę obiektów; gdy brak aktywnego obiektu, kopiowany jest tekst z zaznaczeń).</text:p>
      <text:p text:style-name="Standard">CTRL + V - wklej obiekt lub dane ze schowka.</text:p>
      <text:p text:style-name="Standard">DELETE - usuń aktywny obiekt (lub grupę aktywnych obiektów).</text:p>
      <text:p text:style-name="Standard">F11 - przełącz tryb pełnoekranowy, ESC - wyjście z trybu pełnoekranowego.</text:p>
      <text:p text:style-name="Standard">CTRL + kółko myszy - zmiana powiększenia podglądu.</text:p>
      <text:p text:style-name="Standard">ALT podczas tworzenia kształtów wymusza proporcje: prostokąt -&gt; kwadrat, elipsa -&gt; okrąg, trójkąt -&gt; równoboczny.</text:p>
      <text:p text:style-name="Standard">ALT podczas zmiany rozmiaru obrazu działa symetrycznie względem środka obiektu.</text:p>
      <text:p text:style-name="Standard">W trybie markera przytrzymanie CTRL przełącza rysowanie na tryb prostokąta (box).</text:p>
      <text:h text:style-name="Heading_20_1" text:outline-level="1">7. Najczęstsze problemy i wskazówki</text:h>
      <text:h text:style-name="Heading_20_2" text:outline-level="2">7.1 Nie można zapisać pliku PDF</text:h>
      <text:list text:continue-numbering="true" text:style-name="WWNum1">
        <text:list-item>
          <text:p text:style-name="P3">Upewnij się, że plik PDF nie jest otwarty w innej aplikacji. System może blokować zapis, jeśli plik jest aktualnie w użyciu.</text:p>
        </text:list-item>
        <text:list-item>
          <text:p text:style-name="P3">Wybierz inną nazwę docelową, aby zapobiec nadpisaniu oryginalnego pliku.</text:p>
        </text:list-item>
      </text:list>
      <text:h text:style-name="Heading_20_2" text:outline-level="2">7.2 Niepoprawny format pliku projektu (.app)</text:h>
      <text:p text:style-name="Standard">Pliki .app zawierają wewnętrzny zapis zaznaczeń w postaci JSON. Upewnij się, że otwierasz właściwy plik projektu, który odpowiada wczytanemu plikowi PDF.</text:p>
      <text:list text:continue-numbering="true" text:style-name="WWNum1">
        <text:list-item>
          <text:p text:style-name="P3">Jeżeli pojawi się komunikat o tym, że projekt zawiera więcej stron, niż liczy PDF, wczytaj plik projektu do właściwego dokumentu PDF.</text:p>
        </text:list-item>
      </text:list>
      <text:h text:style-name="Heading_20_2" text:outline-level="2">7.3 Brak zaznaczeń / „Zapisz plik PDF” jest nieaktywne</text:h>
      <text:list text:continue-numbering="true" text:style-name="WWNum1">
        <text:list-item>
          <text:p text:style-name="P3">Jeśli przycisk „Zapisz plik PDF” jest nieaktywny lub nie ma zaznaczeń, sprawdź, czy faktycznie dodałeś jakiś obszar do redakcji.</text:p>
        </text:list-item>
      </text:list>
      <text:h text:style-name="Heading_20_2" text:outline-level="2">7.4 Wolne działanie</text:h>
      <text:list text:continue-numbering="true" text:style-name="WWNum1">
        <text:list-item>
          <text:p text:style-name="P3">Przy bardzo obszernych dokumentach lub wielu zaznaczeniach proces redagowania może potrwać dłużej, zwłaszcza na komputerach o niższej wydajności.</text:p>
        </text:list-item>
        <text:list-item>
          <text:p text:style-name="P3">Zapisanie projektu i praca na mniejszych częściach dokumentu może ułatwić zarządzanie pamięcią i przyspieszyć przetwarzanie.</text:p>
        </text:list-item>
      </text:list>
      <text:h text:style-name="Heading_20_1" text:outline-level="1"><text:soft-page-break/>8. Podsumowanie</text:h>
      <text:p text:style-name="P6">Aplikacja AnonPDF Pro pozwala w szybki i intuicyjny sposób usuwać wybrane obszary w dokumentach PDF. Zapisywanie i ponowne wczytywanie projektów umożliwia etapowe przygotowanie wielu dokumentów. Dzięki temu narzędziu łatwiej zadbasz o ochronę danych wrażliwych w dystrybuowanych materiałach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page" loext:hyphenation-keep-type="column" loext:hyphenation-keep-line="true" style:writing-mode="lr-tb"/>
      <style:text-properties style:use-window-font-color="true" loext:opacity="0%" style:font-name="Cambria" fo:font-family="Cambria" style:font-family-generic="roman" style:font-pitch="variable" fo:font-size="11pt" fo:language="en" fo:country="US" style:letter-kerning="false" style:font-name-asian="F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agłówek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Indeks" style:family="paragraph" style:parent-style-name="Standard">
      <style:paragraph-properties text:number-lines="false" text:line-number="0"/>
      <style:text-properties style:font-name-complex="Lucida Sans1" style:font-family-complex="'Lucida Sans'" style:font-family-generic-complex="system" style:font-pitch-complex="variable"/>
    </style:style>
    <style:style style:name="Główka_20_i_20_stopka" style:display-name="Główka i stopka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mbria" fo:font-family="Cambria" style:font-family-generic="roman" style:font-pitch="variable" fo:font-size="11pt" fo:language="en" fo:country="US" style:letter-kerning="false" style:font-name-asian="F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list-level="1" style:class="list">
      <style:paragraph-properties fo:margin-left="0.762cm" fo:margin-top="0cm" fo:margin-bottom="0.353cm" style:contextual-spacing="true" fo:text-indent="-0.381cm" style:auto-text-indent="false"/>
    </style:style>
    <style:style style:name="List_20_2" style:display-name="List 2" style:family="paragraph" style:parent-style-name="Standard" style:list-style-name="WWNum2" style:list-level="1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list-level="1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4" style:list-level="1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5" style:list-level="1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6" style:list-level="1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loext:opacity="0%" style:font-name="Courier" fo:font-family="Courier" style:font-family-generic="roman" style:font-pitch="variable" fo:font-size="10pt" fo:language="en" fo:country="US" style:letter-kerning="false" style:font-name-asian="F" style:font-family-generic-asian="system" style:font-pitch-asian="variable" style:font-size-asian="10pt" style:language-asian="en" style:country-asian="US" style:font-name-complex="F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Nagłówek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Bez_20_listy" style:display-name="Bez listy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499cm" fo:margin-right="2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3-12-23T23:15:00</meta:creation-date>
    <meta:initial-creator>MISART</meta:initial-creator>
    <dc:description>generated by python-docx</dc:description>
    <dc:language>pl-PL</dc:language>
    <dc:date>2026-03-03T20:42:11.700027200</dc:date>
    <meta:editing-cycles>3</meta:editing-cycles>
    <meta:editing-duration>PT5M41S</meta:editing-duration>
    <meta:generator>LibreOffice/25.8.3.2$Windows_X86_64 LibreOffice_project/8ca8d55c161d602844f5428fa4b58097424e324e</meta:generator>
    <meta:document-statistic meta:table-count="0" meta:image-count="0" meta:object-count="0" meta:page-count="6" meta:paragraph-count="117" meta:word-count="1389" meta:character-count="9820" meta:non-whitespace-character-count="8549"/>
    <meta:user-defined meta:name="AppVersion">15.0000</meta:user-defined>
    <meta:user-defined meta:name="Company">MISART</meta:user-defined>
    <meta:template xlink:type="simple" xlink:actuate="onRequest" xlink:title="Normal.dotm" xlink:href=""/>
  </office:meta>
</office:document-meta>
</file>